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69cm"/>
    </style:style>
    <style:style style:name="co2" style:family="table-column">
      <style:table-column-properties fo:break-before="auto" style:column-width="6.81cm"/>
    </style:style>
    <style:style style:name="co3" style:family="table-column">
      <style:table-column-properties fo:break-before="auto" style:column-width="1.078cm"/>
    </style:style>
    <style:style style:name="co4" style:family="table-column">
      <style:table-column-properties fo:break-before="auto" style:column-width="2.254cm"/>
    </style:style>
    <style:style style:name="co5" style:family="table-column">
      <style:table-column-properties fo:break-before="auto" style:column-width="3.627cm"/>
    </style:style>
    <style:style style:name="co6" style:family="table-column">
      <style:table-column-properties fo:break-before="auto" style:column-width="8.086cm"/>
    </style:style>
    <style:style style:name="co7" style:family="table-column">
      <style:table-column-properties fo:break-before="auto" style:column-width="2.475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SHOEI_20_helmet_20_stock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8100" number:language="pl" number:country="PL">
      <number:text-content/>
    </number:text-style>
    <style:style style:name="ce1" style:family="table-cell" style:parent-style-name="Excel_20_Built-in_20_Normal">
      <style:table-cell-properties fo:border-bottom="0.105cm double #000000" style:border-line-width-bottom="0.035cm 0.035cm 0.035cm" fo:background-color="#dddddd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fo:border-bottom="0.105cm double #000000" style:border-line-width-bottom="0.035cm 0.035cm 0.035cm" fo:background-color="#ffffd7" style:diagonal-bl-tr="none" style:diagonal-tl-br="none" style:text-align-source="fix" style:repeat-content="false" fo:wrap-option="no-wrap" fo:border-left="0.105cm double #000000" style:border-line-width-left="0.035cm 0.035cm 0.035cm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able-cell-properties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8100">
      <style:table-cell-properties fo:background-color="#ff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b2b2b2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wrap-option="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b2b2b2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0.105cm double #000000" style:border-line-width-bottom="0.035cm 0.035cm 0.035cm" fo:background-color="#ddddd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105cm double #000000" style:border-line-width-bottom="0.035cm 0.035cm 0.035cm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Excel_20_Built-in_20_Normal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eeeeee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Helvetica Neue" fo:font-size="9pt" fo:font-style="normal" fo:text-shadow="none" style:text-underline-style="none" fo:font-weight="normal" style:font-size-asian="9pt" style:font-style-asian="normal" style:font-weight-asian="normal" style:font-name-complex="Helvetica Neue" style:font-size-complex="9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Excel_20_Built-in_20_Normal" style:data-style-name="N36">
      <style:table-cell-properties fo:border-bottom="0.105cm double #000000" style:border-line-width-bottom="0.035cm 0.035cm 0.035cm" fo:background-color="#dddddd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order-bottom="0.105cm double #000000" style:border-line-width-bottom="0.035cm 0.035cm 0.035cm" fo:background-color="#ffffd7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0.105cm double #000000" style:border-line-width-top="0.035cm 0.035cm 0.035cm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ackground-color="#6666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Excel_20_Built-in_20_Normal"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3333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8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ackground-color="#ffffd7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3333ff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4000" style:text-outline="false" style:text-line-through-style="none" style:font-name="Calibri" fo:font-size="11pt" fo:font-style="italic" fo:text-shadow="none" style:text-underline-style="solid" style:text-underline-width="auto" style:text-underline-color="font-color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OEI helmet stock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1" table:default-cell-style-name="Excel_20_Built-in_20_Normal"/>
        <table:table-column table:style-name="co6" table:default-cell-style-name="Excel_20_Built-in_20_Normal"/>
        <table:table-column table:style-name="co4" table:number-columns-repeated="20" table:default-cell-style-name="Excel_20_Built-in_20_Normal"/>
        <table:table-column table:style-name="co7" table:number-columns-repeated="995" table:default-cell-style-name="Excel_20_Built-in_20_Normal"/>
        <table:table-row table:style-name="ro1">
          <table:table-cell table:style-name="ce1" office:value-type="string">
            <text:p>CODE</text:p>
          </table:table-cell>
          <table:table-cell table:style-name="ce12" office:value-type="string">
            <text:p>MODEL</text:p>
          </table:table-cell>
          <table:table-cell table:style-name="ce12" office:value-type="string">
            <text:p>COLOR</text:p>
          </table:table-cell>
          <table:table-cell table:style-name="ce12" office:value-type="string">
            <text:p>SIZE</text:p>
          </table:table-cell>
          <table:table-cell table:style-name="ce22" office:value-type="string">
            <text:p>QUANTITY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2" office:value-type="string" table:number-columns-spanned="4" table:number-rows-spanned="1">
            <text:p>HELMETS.TOTAL:</text:p>
          </table:table-cell>
          <table:covered-table-cell table:number-columns-repeated="3" table:style-name="ce13"/>
          <table:table-cell table:style-name="ce23" table:formula="of:=NA()" office:value-type="float" office:value="0">
            <text:p>#N/D</text:p>
          </table:table-cell>
          <table:table-cell table:style-name="ce28"/>
          <table:table-cell table:style-name="ce32" office:value-type="string">
            <text:p>HELMETS TOTAL:</text:p>
          </table:table-cell>
          <table:table-cell table:style-name="ce32" table:formula="of:=SUM([.H3:.H18])" office:value-type="float" office:value="185">
            <text:p>185</text:p>
          </table:table-cell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EOTEC.II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4:.E59])" office:value-type="float" office:value="0">
            <text:p>0</text:p>
          </table:table-cell>
          <table:table-cell table:style-name="ce28"/>
          <table:table-cell table:style-name="ce5" office:value-type="string">
            <text:p>NEOTEC II</text:p>
          </table:table-cell>
          <table:table-cell table:style-name="ce5" table:formula="of:=SUM([.E3];[.E60];[.E138])" office:value-type="float" office:value="11">
            <text:p>11</text:p>
          </table:table-cell>
          <table:table-cell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0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style-name="ce6" office:value-type="string">
            <text:p>NEOTEC 3</text:p>
          </table:table-cell>
          <table:table-cell table:style-name="ce6" table:formula="of:=SUM([.E146];[.E189])" office:value-type="float" office:value="174">
            <text:p>174</text:p>
          </table:table-cell>
          <table:table-cell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0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style-name="ce5" office:value-type="string">
            <text:p>GT-AIR II</text:p>
          </table:table-cell>
          <table:table-cell table:style-name="ce5" table:formula="of:=SUM([.E262];[.E305];[.E420])" office:value-type="float" office:value="0">
            <text:p>0</text:p>
          </table:table-cell>
          <table:table-cell table:style-name="ce35" office:value-type="string">
            <text:p>! new !</text:p>
          </table:table-cell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0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style-name="ce6" office:value-type="string">
            <text:p>GT-AIR 3</text:p>
          </table:table-cell>
          <table:table-cell table:style-name="ce6" table:formula="of:=SUM([.E427];[.E464];[.E543])" office:value-type="float" office:value="0">
            <text:p>0</text:p>
          </table:table-cell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00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style-name="ce5" office:value-type="string">
            <text:p>X-SPR PRO</text:p>
          </table:table-cell>
          <table:table-cell table:style-name="ce5" table:formula="of:=SUM([.E550];[.E569];[.E624])" office:value-type="float" office:value="0">
            <text:p>0</text:p>
          </table:table-cell>
          <table:table-cell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0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style-name="ce6" office:value-type="string">
            <text:p>X-SPIRIT III</text:p>
          </table:table-cell>
          <table:table-cell table:style-name="ce6" table:formula="of:=SUM([.E685];[.E706];[.E743])" office:value-type="float" office:value="0">
            <text:p>0</text:p>
          </table:table-cell>
          <table:table-cell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0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style-name="ce5" office:value-type="string">
            <text:p>NXR II</text:p>
          </table:table-cell>
          <table:table-cell table:style-name="ce5" table:formula="of:=SUM([.E762];[.E807];[.E1025];[.E1061])" office:value-type="float" office:value="0">
            <text:p>0</text:p>
          </table:table-cell>
          <table:table-cell table:number-columns-repeated="2"/>
          <table:table-cell table:style-name="ce28" table:number-columns-repeated="19"/>
          <table:table-cell table:number-columns-repeated="995"/>
        </table:table-row>
        <table:table-row table:style-name="ro1">
          <table:table-cell table:style-name="ce4" office:value-type="string">
            <text:p>12.06.000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style-name="ce6" office:value-type="string">
            <text:p>NXR</text:p>
          </table:table-cell>
          <table:table-cell table:style-name="ce6" table:formula="of:=SUM([.E1061];[.E1111];[.E1224])" office:value-type="float" office:value="0">
            <text:p>0</text:p>
          </table:table-cell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01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style-name="ce5" office:value-type="string">
            <text:p>GLAMSTER / 06</text:p>
          </table:table-cell>
          <table:table-cell table:style-name="ce5" table:formula="of:=SUM([.E1232];[.E1263];[.E1294])" office:value-type="float" office:value="0">
            <text:p>0</text:p>
          </table:table-cell>
          <table:table-cell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1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style-name="ce6" office:value-type="string">
            <text:p>EX-ZERO</text:p>
          </table:table-cell>
          <table:table-cell table:style-name="ce6" table:formula="of:=SUM([.E1351];[.E1388];[.E1413])" office:value-type="float" office:value="0">
            <text:p>0</text:p>
          </table:table-cell>
          <table:table-cell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1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style-name="ce5" office:value-type="string">
            <text:p>J.O</text:p>
          </table:table-cell>
          <table:table-cell table:style-name="ce5" table:formula="of:=SUM([.E1420];[.E1475];[.E1500])" office:value-type="float" office:value="0">
            <text:p>0</text:p>
          </table:table-cell>
          <table:table-cell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1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style-name="ce6" office:value-type="string">
            <text:p>J-CRUISE3</text:p>
          </table:table-cell>
          <table:table-cell table:style-name="ce6" table:formula="of:=SUM([.E1507];[.E1538])" office:value-type="float" office:value="0">
            <text:p>0</text:p>
          </table:table-cell>
          <table:table-cell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1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style-name="ce5" office:value-type="string">
            <text:p>J-CRUISE II</text:p>
          </table:table-cell>
          <table:table-cell table:style-name="ce5" table:formula="of:=SUM([.E1569];[.E1600])" office:value-type="float" office:value="0">
            <text:p>0</text:p>
          </table:table-cell>
          <table:table-cell table:style-name="ce36" office:value-type="string">
            <text:p>&lt;if any, please enter at end of list&gt;</text:p>
          </table:table-cell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01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style-name="ce6" office:value-type="string">
            <text:p>HORNET ADV</text:p>
          </table:table-cell>
          <table:table-cell table:style-name="ce6" table:formula="of:=SUM([.E1643];[.E1668])" office:value-type="float" office:value="0">
            <text:p>0</text:p>
          </table:table-cell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01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style-name="ce5" office:value-type="string">
            <text:p>VFX-WR / 06</text:p>
          </table:table-cell>
          <table:table-cell table:style-name="ce5" table:formula="of:=SUM([.E1750];[.E1769])" office:value-type="float" office:value="0">
            <text:p>0</text:p>
          </table:table-cell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0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style-name="ce6" office:value-type="string">
            <text:p>Old models</text:p>
          </table:table-cell>
          <table:table-cell table:style-name="ce6" table:formula="of:=SUM([.E1319];[.E1338];[.E1687];[.E1706])" office:value-type="float" office:value="0">
            <text:p>0</text:p>
          </table:table-cell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0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style-name="ce5" office:value-type="string">
            <text:p>SRL systems</text:p>
          </table:table-cell>
          <table:table-cell table:style-name="ce5" table:formula="of:=SUM([.E256])" office:value-type="float" office:value="38">
            <text:p>38</text:p>
          </table:table-cell>
          <table:table-cell table:style-name="ce35"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10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0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0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0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0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3"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11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3"/>
          <table:table-cell table:style-name="ce28" table:number-columns-repeated="20"/>
          <table:table-cell table:number-columns-repeated="995"/>
        </table:table-row>
        <table:table-row table:style-name="ro1">
          <table:table-cell table:style-name="ce4" office:value-type="string">
            <text:p>12.06.011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1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1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1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1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1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6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Anthracite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6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Anthrac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6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Anthrac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6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Anthrac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6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Anthrac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6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Anthrac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6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Anthrac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7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e Red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7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e Red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7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e Red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7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e Red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7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e Red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7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e Red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17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e Red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5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5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5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5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5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5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5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9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9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9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9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9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9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029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EOTEC.II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61:.E137])" office:value-type="float" office:value="9">
            <text:p>9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7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</text:p>
          </table:table-cell>
          <table:table-cell table:style-name="ce4" office:value-type="string">
            <text:p>XXS</text:p>
          </table:table-cell>
          <table:table-cell table:style-name="ce5" office:value-type="float" office:value="2">
            <text:p>2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7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</text:p>
          </table:table-cell>
          <table:table-cell table:style-name="ce4" office:value-type="string">
            <text:p>XS</text:p>
          </table:table-cell>
          <table:table-cell table:style-name="ce5" office:value-type="float" office:value="2">
            <text:p>2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7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7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7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7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7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8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5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8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8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8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8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8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8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9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0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9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9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9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9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9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09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Respect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0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3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0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3</text:p>
          </table:table-cell>
          <table:table-cell table:style-name="ce4" office:value-type="string">
            <text:p>XS</text:p>
          </table:table-cell>
          <table:table-cell table:style-name="ce5" office:value-type="float" office:value="1">
            <text:p>1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0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3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0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3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0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3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0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3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0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3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1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5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1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5</text:p>
          </table:table-cell>
          <table:table-cell table:style-name="ce4" office:value-type="string">
            <text:p>XS</text:p>
          </table:table-cell>
          <table:table-cell table:style-name="ce5" office:value-type="float" office:value="0">
            <text:p>0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1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5</text:p>
          </table:table-cell>
          <table:table-cell table:style-name="ce4" office:value-type="string">
            <text:p>S</text:p>
          </table:table-cell>
          <table:table-cell table:style-name="ce5" office:value-type="float" office:value="3">
            <text:p>3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1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1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1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1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2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10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2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2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2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2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2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2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Separator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3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1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3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1</text:p>
          </table:table-cell>
          <table:table-cell table:style-name="ce4" office:value-type="string">
            <text:p>XS</text:p>
          </table:table-cell>
          <table:table-cell table:style-name="ce5" office:value-type="float" office:value="1">
            <text:p>1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3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3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3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3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3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4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5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4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4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4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4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4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4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5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7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5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7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5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7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5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7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5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7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5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7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5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Jaunt TC-7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6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1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6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6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6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6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6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6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7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6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7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6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7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6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7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6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7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6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7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6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117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Winsome TC-6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EOTEC.II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139:.E145])" office:value-type="float" office:value="2">
            <text:p>2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900.1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M93 Collection 2-Way TC-5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900.2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M93 Collection 2-Way TC-5</text:p>
          </table:table-cell>
          <table:table-cell table:style-name="ce4" office:value-type="string">
            <text:p>XS</text:p>
          </table:table-cell>
          <table:table-cell table:style-name="ce5" office:value-type="float" office:value="1">
            <text:p>1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900.3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M93 Collection 2-Way TC-5</text:p>
          </table:table-cell>
          <table:table-cell table:style-name="ce4" office:value-type="string">
            <text:p>S</text:p>
          </table:table-cell>
          <table:table-cell table:style-name="ce5" office:value-type="float" office:value="1">
            <text:p>1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900.4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M93 Collection 2-Way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900.5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M93 Collection 2-Way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900.6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M93 Collection 2-Way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2.06.900.7</text:p>
          </table:table-cell>
          <table:table-cell table:style-name="ce4" office:value-type="string">
            <text:p>Neotec II</text:p>
          </table:table-cell>
          <table:table-cell table:style-name="ce4" office:value-type="string">
            <text:p>MM93 Collection 2-Way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EOTEC3.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147:.E188])" office:value-type="float" office:value="54">
            <text:p>54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0.2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<text:s/>Black </text:p>
          </table:table-cell>
          <table:table-cell table:style-name="ce5" office:value-type="string">
            <text:p>XS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0.3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<text:s/>Black </text:p>
          </table:table-cell>
          <table:table-cell table:style-name="ce5" office:value-type="string">
            <text:p>S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0.4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<text:s/>Black </text:p>
          </table:table-cell>
          <table:table-cell table:style-name="ce5" office:value-type="string">
            <text:p>M</text:p>
          </table:table-cell>
          <table:table-cell table:style-name="ce25" office:value-type="float" office:value="3">
            <text:p>3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0.5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<text:s/>Black </text:p>
          </table:table-cell>
          <table:table-cell table:style-name="ce5" office:value-type="string">
            <text:p>L</text:p>
          </table:table-cell>
          <table:table-cell table:style-name="ce25" office:value-type="float" office:value="3">
            <text:p>3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0.6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<text:s/>Black </text:p>
          </table:table-cell>
          <table:table-cell table:style-name="ce5" office:value-type="string">
            <text:p>XL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0.7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<text:s/>Black </text:p>
          </table:table-cell>
          <table:table-cell table:style-name="ce5" office:value-type="string">
            <text:p>XXL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1.2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S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1.3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S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1.4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M</text:p>
          </table:table-cell>
          <table:table-cell table:style-name="ce25" office:value-type="float" office:value="3">
            <text:p>3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1.5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L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1.6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L</text:p>
          </table:table-cell>
          <table:table-cell table:style-name="ce25" office:value-type="float" office:value="3">
            <text:p>3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01.7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XL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0.2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Light Silver</text:p>
          </table:table-cell>
          <table:table-cell table:style-name="ce5" office:value-type="string">
            <text:p>XS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0.3</text:p>
          </table:table-cell>
          <table:table-cell table:style-name="ce15" office:value-type="string">
            <text:p>Neotec3</text:p>
          </table:table-cell>
          <table:table-cell table:style-name="ce5" office:value-type="string">
            <text:p>Light Silver</text:p>
          </table:table-cell>
          <table:table-cell table:style-name="ce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0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Light Silver</text:p>
          </table:table-cell>
          <table:table-cell table:style-name="ce5" office:value-type="string">
            <text:p>M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0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Light Silver</text:p>
          </table:table-cell>
          <table:table-cell table:style-name="ce5" office:value-type="string">
            <text:p>L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0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Light Silver</text:p>
          </table:table-cell>
          <table:table-cell table:style-name="ce5" office:value-type="string">
            <text:p>XL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0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Light Silver</text:p>
          </table:table-cell>
          <table:table-cell table:style-name="ce5" office:value-type="string">
            <text:p>XXL</text:p>
          </table:table-cell>
          <table:table-cell table:style-name="ce25"/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1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ack</text:p>
          </table:table-cell>
          <table:table-cell table:style-name="ce5" office:value-type="string">
            <text:p>XS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1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ack</text:p>
          </table:table-cell>
          <table:table-cell table:style-name="ce5" office:value-type="string">
            <text:p>S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1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ack</text:p>
          </table:table-cell>
          <table:table-cell table:style-name="ce5" office:value-type="string">
            <text:p>M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1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ack</text:p>
          </table:table-cell>
          <table:table-cell table:style-name="ce5" office:value-type="string">
            <text:p>L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1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ack</text:p>
          </table:table-cell>
          <table:table-cell table:style-name="ce5" office:value-type="string">
            <text:p>XL</text:p>
          </table:table-cell>
          <table:table-cell table:style-name="ce25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1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ack</text:p>
          </table:table-cell>
          <table:table-cell table:style-name="ce5" office:value-type="string">
            <text:p>XXL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6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racite</text:p>
          </table:table-cell>
          <table:table-cell table:style-name="ce5" office:value-type="string">
            <text:p>XS</text:p>
          </table:table-cell>
          <table:table-cell table:style-name="ce25"/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6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racite</text:p>
          </table:table-cell>
          <table:table-cell table:style-name="ce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6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racite</text:p>
          </table:table-cell>
          <table:table-cell table:style-name="ce5" office:value-type="string">
            <text:p>M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6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racite</text:p>
          </table:table-cell>
          <table:table-cell table:style-name="ce5" office:value-type="string">
            <text:p>L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6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racite</text:p>
          </table:table-cell>
          <table:table-cell table:style-name="ce5" office:value-type="string">
            <text:p>XL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16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racite</text:p>
          </table:table-cell>
          <table:table-cell table:style-name="ce5" office:value-type="string">
            <text:p>XXL</text:p>
          </table:table-cell>
          <table:table-cell table:style-name="ce25"/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5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Deep Grey</text:p>
          </table:table-cell>
          <table:table-cell table:style-name="ce5" office:value-type="string">
            <text:p>XS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5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Deep Grey</text:p>
          </table:table-cell>
          <table:table-cell table:style-name="ce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5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Deep Grey</text:p>
          </table:table-cell>
          <table:table-cell table:style-name="ce5" office:value-type="string">
            <text:p>M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5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Deep Grey</text:p>
          </table:table-cell>
          <table:table-cell table:style-name="ce5" office:value-type="string">
            <text:p>L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5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Deep Grey</text:p>
          </table:table-cell>
          <table:table-cell table:style-name="ce5" office:value-type="string">
            <text:p>XL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5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Deep Grey</text:p>
          </table:table-cell>
          <table:table-cell table:style-name="ce5" office:value-type="string">
            <text:p>XXL</text:p>
          </table:table-cell>
          <table:table-cell table:style-name="ce25"/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9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ue Metallic</text:p>
          </table:table-cell>
          <table:table-cell table:style-name="ce5" office:value-type="string">
            <text:p>XS</text:p>
          </table:table-cell>
          <table:table-cell table:style-name="ce25"/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9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ue Metallic</text:p>
          </table:table-cell>
          <table:table-cell table:style-name="ce5" office:value-type="string">
            <text:p>S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9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ue Metallic</text:p>
          </table:table-cell>
          <table:table-cell table:style-name="ce5" office:value-type="string">
            <text:p>M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9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ue Metallic</text:p>
          </table:table-cell>
          <table:table-cell table:style-name="ce5" office:value-type="string">
            <text:p>L</text:p>
          </table:table-cell>
          <table:table-cell table:style-name="ce25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9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ue Metallic</text:p>
          </table:table-cell>
          <table:table-cell table:style-name="ce5" office:value-type="string">
            <text:p>XL</text:p>
          </table:table-cell>
          <table:table-cell table:style-name="ce25" office:value-type="float" office:value="0">
            <text:p>0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029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Matt Blue Metallic</text:p>
          </table:table-cell>
          <table:table-cell table:style-name="ce5" office:value-type="string">
            <text:p>XXL</text:p>
          </table:table-cell>
          <table:table-cell table:style-name="ce25"/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EOTEC3.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 table:formula="of:=SUM()" office:value-type="float" office:value="0">
            <text:p>0</text:p>
          </table:table-cell>
          <table:table-cell table:style-name="ce24" table:formula="of:=SUM([.E190:.E255])" office:value-type="float" office:value="120">
            <text:p>120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0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</text:p>
          </table:table-cell>
          <table:table-cell table:style-name="ce5" office:value-type="string">
            <text:p>XS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0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</text:p>
          </table:table-cell>
          <table:table-cell table:style-name="ce5" office:value-type="string">
            <text:p>S</text:p>
          </table:table-cell>
          <table:table-cell table:style-name="ce26" office:value-type="float" office:value="4">
            <text:p>4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0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</text:p>
          </table:table-cell>
          <table:table-cell table:style-name="ce5" office:value-type="string">
            <text:p>M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0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</text:p>
          </table:table-cell>
          <table:table-cell table:style-name="ce5" office:value-type="string">
            <text:p>L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0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</text:p>
          </table:table-cell>
          <table:table-cell table:style-name="ce5" office:value-type="string">
            <text:p>XL</text:p>
          </table:table-cell>
          <table:table-cell table:style-name="ce26" office:value-type="float" office:value="4">
            <text:p>4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0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</text:p>
          </table:table-cell>
          <table:table-cell table:style-name="ce5" office:value-type="string">
            <text:p>XXL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1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Grasp TC-3</text:p>
          </table:table-cell>
          <table:table-cell table:style-name="ce5" office:value-type="string">
            <text:p>XS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1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Grasp TC-3</text:p>
          </table:table-cell>
          <table:table-cell table:style-name="ce5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1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Grasp TC-3</text:p>
          </table:table-cell>
          <table:table-cell table:style-name="ce5" office:value-type="string">
            <text:p>M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1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Grasp TC-3</text:p>
          </table:table-cell>
          <table:table-cell table:style-name="ce5" office:value-type="string">
            <text:p>L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1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Grasp TC-3</text:p>
          </table:table-cell>
          <table:table-cell table:style-name="ce5" office:value-type="string">
            <text:p>XL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1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Grasp TC-3</text:p>
          </table:table-cell>
          <table:table-cell table:style-name="ce5" office:value-type="string">
            <text:p>XXL</text:p>
          </table:table-cell>
          <table:table-cell table:style-name="ce26"/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2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5 </text:p>
          </table:table-cell>
          <table:table-cell table:style-name="ce5" office:value-type="string">
            <text:p>XS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2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5 </text:p>
          </table:table-cell>
          <table:table-cell table:style-name="ce5" office:value-type="string">
            <text:p>S</text:p>
          </table:table-cell>
          <table:table-cell table:style-name="ce26" office:value-type="float" office:value="5">
            <text:p>5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2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5 </text:p>
          </table:table-cell>
          <table:table-cell table:style-name="ce5" office:value-type="string">
            <text:p>M</text:p>
          </table:table-cell>
          <table:table-cell table:style-name="ce26" office:value-type="float" office:value="6">
            <text:p>6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2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5 </text:p>
          </table:table-cell>
          <table:table-cell table:style-name="ce5" office:value-type="string">
            <text:p>L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2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5 </text:p>
          </table:table-cell>
          <table:table-cell table:style-name="ce5" office:value-type="string">
            <text:p>XL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2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5 </text:p>
          </table:table-cell>
          <table:table-cell table:style-name="ce5" office:value-type="string">
            <text:p>XXL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3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0</text:p>
          </table:table-cell>
          <table:table-cell table:style-name="ce5" office:value-type="string">
            <text:p>XS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3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0</text:p>
          </table:table-cell>
          <table:table-cell table:style-name="ce5" office:value-type="string">
            <text:p>S</text:p>
          </table:table-cell>
          <table:table-cell table:style-name="ce26" office:value-type="float" office:value="5">
            <text:p>5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3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0</text:p>
          </table:table-cell>
          <table:table-cell table:style-name="ce5" office:value-type="string">
            <text:p>M</text:p>
          </table:table-cell>
          <table:table-cell table:style-name="ce26" office:value-type="float" office:value="7">
            <text:p>7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3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0</text:p>
          </table:table-cell>
          <table:table-cell table:style-name="ce5" office:value-type="string">
            <text:p>L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3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0</text:p>
          </table:table-cell>
          <table:table-cell table:style-name="ce5" office:value-type="string">
            <text:p>XL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3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Grasp TC-10</text:p>
          </table:table-cell>
          <table:table-cell table:style-name="ce5" office:value-type="string">
            <text:p>XXL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4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SATORI TC-5</text:p>
          </table:table-cell>
          <table:table-cell table:style-name="ce5" office:value-type="string">
            <text:p>XS</text:p>
          </table:table-cell>
          <table:table-cell table:style-name="ce26"/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4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SATORI TC-5</text:p>
          </table:table-cell>
          <table:table-cell table:style-name="ce5" office:value-type="string">
            <text:p>S</text:p>
          </table:table-cell>
          <table:table-cell table:style-name="ce26" office:value-type="float" office:value="4">
            <text:p>4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4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SATORI TC-5</text:p>
          </table:table-cell>
          <table:table-cell table:style-name="ce5" office:value-type="string">
            <text:p>M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4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SATORI TC-5</text:p>
          </table:table-cell>
          <table:table-cell table:style-name="ce5" office:value-type="string">
            <text:p>L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4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SATORI TC-5</text:p>
          </table:table-cell>
          <table:table-cell table:style-name="ce5" office:value-type="string">
            <text:p>XL</text:p>
          </table:table-cell>
          <table:table-cell table:style-name="ce26" office:value-type="float" office:value="3">
            <text:p>3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4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SATORI TC-5</text:p>
          </table:table-cell>
          <table:table-cell table:style-name="ce5" office:value-type="string">
            <text:p>XXL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5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SATORI TC-6</text:p>
          </table:table-cell>
          <table:table-cell table:style-name="ce5" office:value-type="string">
            <text:p>XS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5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SATORI TC-6</text:p>
          </table:table-cell>
          <table:table-cell table:style-name="ce5" office:value-type="string">
            <text:p>S</text:p>
          </table:table-cell>
          <table:table-cell table:style-name="ce26" office:value-type="float" office:value="5">
            <text:p>5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5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SATORI TC-6</text:p>
          </table:table-cell>
          <table:table-cell table:style-name="ce5" office:value-type="string">
            <text:p>M</text:p>
          </table:table-cell>
          <table:table-cell table:style-name="ce26" office:value-type="float" office:value="6">
            <text:p>6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5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SATORI TC-6</text:p>
          </table:table-cell>
          <table:table-cell table:style-name="ce5" office:value-type="string">
            <text:p>L</text:p>
          </table:table-cell>
          <table:table-cell table:style-name="ce26" office:value-type="float" office:value="2">
            <text:p>2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5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SATORI TC-6</text:p>
          </table:table-cell>
          <table:table-cell table:style-name="ce5" office:value-type="string">
            <text:p>XL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5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SATORI TC-6</text:p>
          </table:table-cell>
          <table:table-cell table:style-name="ce5" office:value-type="string">
            <text:p>XXL</text:p>
          </table:table-cell>
          <table:table-cell table:style-name="ce26" office:value-type="float" office:value="1">
            <text:p>1</text:p>
          </table:table-cell>
          <table:table-cell table:style-name="ce29"/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6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3</text:p>
          </table:table-cell>
          <table:table-cell table:style-name="ce5" office:value-type="string">
            <text:p>X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6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3</text:p>
          </table:table-cell>
          <table:table-cell table:style-name="ce5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6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3</text:p>
          </table:table-cell>
          <table:table-cell table:style-name="ce5" office:value-type="string">
            <text:p>M</text:p>
          </table:table-cell>
          <table:table-cell table:style-name="ce27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6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3</text:p>
          </table:table-cell>
          <table:table-cell table:style-name="ce5" office:value-type="string">
            <text:p>L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6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3</text:p>
          </table:table-cell>
          <table:table-cell table:style-name="ce5" office:value-type="string">
            <text:p>XL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6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3</text:p>
          </table:table-cell>
          <table:table-cell table:style-name="ce5" office:value-type="string">
            <text:p>XXL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7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5</text:p>
          </table:table-cell>
          <table:table-cell table:style-name="ce5" office:value-type="string">
            <text:p>X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7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5</text:p>
          </table:table-cell>
          <table:table-cell table:style-name="ce5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7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5</text:p>
          </table:table-cell>
          <table:table-cell table:style-name="ce5" office:value-type="string">
            <text:p>M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7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5</text:p>
          </table:table-cell>
          <table:table-cell table:style-name="ce5" office:value-type="string">
            <text:p>L</text:p>
          </table:table-cell>
          <table:table-cell table:style-name="ce27" office:value-type="float" office:value="2">
            <text:p>2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7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5</text:p>
          </table:table-cell>
          <table:table-cell table:style-name="ce5" office:value-type="string">
            <text:p>XL</text:p>
          </table:table-cell>
          <table:table-cell table:style-name="ce27" office:value-type="float" office:value="2">
            <text:p>2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7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Anthem TC-5</text:p>
          </table:table-cell>
          <table:table-cell table:style-name="ce5" office:value-type="string">
            <text:p>XXL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8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8</text:p>
          </table:table-cell>
          <table:table-cell table:style-name="ce5" office:value-type="string">
            <text:p>X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8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8</text:p>
          </table:table-cell>
          <table:table-cell table:style-name="ce5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8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8</text:p>
          </table:table-cell>
          <table:table-cell table:style-name="ce5" office:value-type="string">
            <text:p>M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8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8</text:p>
          </table:table-cell>
          <table:table-cell table:style-name="ce5" office:value-type="string">
            <text:p>L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8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8</text:p>
          </table:table-cell>
          <table:table-cell table:style-name="ce5" office:value-type="string">
            <text:p>XL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8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8</text:p>
          </table:table-cell>
          <table:table-cell table:style-name="ce5" office:value-type="string">
            <text:p>XXL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9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10</text:p>
          </table:table-cell>
          <table:table-cell table:style-name="ce5" office:value-type="string">
            <text:p>X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9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10</text:p>
          </table:table-cell>
          <table:table-cell table:style-name="ce5" office:value-type="string">
            <text:p>S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9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10</text:p>
          </table:table-cell>
          <table:table-cell table:style-name="ce5" office:value-type="string">
            <text:p>M</text:p>
          </table:table-cell>
          <table:table-cell table:style-name="ce26" office:value-type="float" office:value="2">
            <text:p>2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9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10</text:p>
          </table:table-cell>
          <table:table-cell table:style-name="ce5" office:value-type="string">
            <text:p>L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9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10</text:p>
          </table:table-cell>
          <table:table-cell table:style-name="ce5" office:value-type="string">
            <text:p>XL</text:p>
          </table:table-cell>
          <table:table-cell table:style-name="ce26" office:value-type="float" office:value="1">
            <text:p>1</text:p>
          </table:table-cell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09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<text:s/>Anthem TC-10</text:p>
          </table:table-cell>
          <table:table-cell table:style-name="ce5" office:value-type="string">
            <text:p>XXL</text:p>
          </table:table-cell>
          <table:table-cell table:style-name="ce26"/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10.2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Fragments TC-2</text:p>
          </table:table-cell>
          <table:table-cell table:style-name="ce5" office:value-type="string">
            <text:p>XS</text:p>
          </table:table-cell>
          <table:table-cell table:style-name="ce26"/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10.3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Fragments TC-2</text:p>
          </table:table-cell>
          <table:table-cell table:style-name="ce5" office:value-type="string">
            <text:p>S</text:p>
          </table:table-cell>
          <table:table-cell table:style-name="ce26"/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10.4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Fragments TC-2</text:p>
          </table:table-cell>
          <table:table-cell table:style-name="ce5" office:value-type="string">
            <text:p>M</text:p>
          </table:table-cell>
          <table:table-cell table:style-name="ce26"/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10.5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Fragments TC-2</text:p>
          </table:table-cell>
          <table:table-cell table:style-name="ce5" office:value-type="string">
            <text:p>L</text:p>
          </table:table-cell>
          <table:table-cell table:style-name="ce26"/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10.6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Fragments TC-2</text:p>
          </table:table-cell>
          <table:table-cell table:style-name="ce5" office:value-type="string">
            <text:p>XL</text:p>
          </table:table-cell>
          <table:table-cell table:style-name="ce26"/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2.07.110.7</text:p>
          </table:table-cell>
          <table:table-cell table:style-name="ce15" office:value-type="string">
            <text:p>Neotec3</text:p>
          </table:table-cell>
          <table:table-cell table:style-name="ce19" office:value-type="string">
            <text:p>Fragments TC-2</text:p>
          </table:table-cell>
          <table:table-cell table:style-name="ce5" office:value-type="string">
            <text:p>XXL</text:p>
          </table:table-cell>
          <table:table-cell table:style-name="ce26"/>
          <table:table-cell table:style-name="ce29" office:value-type="string">
            <text:p>! new !</text:p>
          </table:table-cell>
          <table:table-cell table:style-name="ce33"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4" table:number-rows-spanned="1">
            <text:p>SRL.systems</text:p>
          </table:table-cell>
          <table:covered-table-cell table:number-columns-repeated="2" table:style-name="ce16"/>
          <table:covered-table-cell table:style-name="ce14"/>
          <table:table-cell table:style-name="ce24" table:formula="of:=SUM([.E257:.E261])" office:value-type="float" office:value="38">
            <text:p>38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6" office:value-type="string">
            <text:p>21.01.001.0</text:p>
          </table:table-cell>
          <table:table-cell table:style-name="ce17" office:value-type="string">
            <text:p>SRL 2</text:p>
          </table:table-cell>
          <table:table-cell table:style-name="ce6" office:value-type="string">
            <text:p>for NEOTEC II, GT-AIR II, J-CRUISE II</text:p>
          </table:table-cell>
          <table:table-cell table:style-name="ce6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6" office:value-type="string">
            <text:p>21.01.002.0</text:p>
          </table:table-cell>
          <table:table-cell table:style-name="ce17" office:value-type="string">
            <text:p>SRL Mesh</text:p>
          </table:table-cell>
          <table:table-cell table:style-name="ce6" office:value-type="string">
            <text:p>for NEOTEC II, GT-AIR II, J-CRUISE II</text:p>
          </table:table-cell>
          <table:table-cell table:style-name="ce6" office:value-type="string">
            <text:p>-</text:p>
          </table:table-cell>
          <table:table-cell table:style-name="ce6" office:value-type="float" office:value="10">
            <text:p>10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6" office:value-type="string">
            <text:p>21.01.003.0</text:p>
          </table:table-cell>
          <table:table-cell table:style-name="ce17" office:value-type="string">
            <text:p>SRL EXT</text:p>
          </table:table-cell>
          <table:table-cell table:style-name="ce6" office:value-type="string">
            <text:p>for NXR II</text:p>
          </table:table-cell>
          <table:table-cell table:style-name="ce6" office:value-type="string">
            <text:p>-</text:p>
          </table:table-cell>
          <table:table-cell table:style-name="ce6" office:value-type="float" office:value="4">
            <text:p>4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6" office:value-type="string">
            <text:p>21.01.000.0</text:p>
          </table:table-cell>
          <table:table-cell table:style-name="ce17" office:value-type="string">
            <text:p>SRL 1</text:p>
          </table:table-cell>
          <table:table-cell table:style-name="ce6" office:value-type="string">
            <text:p>for NEOTEC II, GT-AIR II, J-CRUISE II</text:p>
          </table:table-cell>
          <table:table-cell table:style-name="ce6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6" office:value-type="string">
            <text:p>21.01.004.0.</text:p>
          </table:table-cell>
          <table:table-cell table:style-name="ce17" office:value-type="string">
            <text:p>SRL 3</text:p>
          </table:table-cell>
          <table:table-cell table:style-name="ce6" office:value-type="string">
            <text:p>for NEOTEC3, GT-AIR3 </text:p>
          </table:table-cell>
          <table:table-cell table:style-name="ce6"/>
          <table:table-cell table:style-name="ce6" office:value-type="float" office:value="21">
            <text:p>21</text:p>
          </table:table-cell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T-AIR.II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263:.E304])" office:value-type="float" office:value="0">
            <text:p>0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0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0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0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0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0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0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1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1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1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1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1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01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0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Silver 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0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Silver 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0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Silver 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0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Silver 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0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Silver 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0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Silver 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1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1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1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1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1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11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3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3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3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3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3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3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5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5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5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5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5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5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9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9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9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9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9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029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T-AIR.II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306:.E419])" office:value-type="float" office:value="0">
            <text:p>0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5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Reminisce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5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Reminisce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5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Reminisce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5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Reminisce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5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Reminisce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5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Reminisce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6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6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6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6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6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6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7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8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7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8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7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8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7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8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7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8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7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8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8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8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8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8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8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8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Panorama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9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Emblem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9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Emblem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9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Emblem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9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Emblem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9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Emblem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19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Emblem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1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Lucky Charms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1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Lucky Charms TC-10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1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Lucky Charms TC-10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1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Lucky Charms TC-10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1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Lucky Charms TC-10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1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Lucky Charms TC-10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2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1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2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1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2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1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2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1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2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1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2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1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3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3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3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3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3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3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3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3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3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3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3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3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4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4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4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4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4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4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4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4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4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4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4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4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5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5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5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5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5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5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5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5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5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5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5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5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6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6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6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6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6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6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6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6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6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6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6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Aperture TC-6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7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7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7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7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7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7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8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5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8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5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8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5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8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5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8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5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8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5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9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0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9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0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9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0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9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0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9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0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29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Tesseract TC-10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0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Qubit TC-5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0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Qubit TC-5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0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Qubit TC-5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0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Qubit TC-5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0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Qubit TC-5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0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Qubit TC-5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1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Ubiquity TC-9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1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Ubiquity TC-9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1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Ubiquity TC-9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1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Ubiquity TC-9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1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Ubiquity TC-9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1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Ubiquity TC-9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4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1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4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1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4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1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4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1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4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1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4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1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5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5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5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5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5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5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5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5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5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5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5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5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6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8</text:p>
          </table:table-cell>
          <table:table-cell table:style-name="ce4" office:value-type="string">
            <text:p>X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6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8</text:p>
          </table:table-cell>
          <table:table-cell table:style-name="ce4" office:value-type="string">
            <text:p>S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6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8</text:p>
          </table:table-cell>
          <table:table-cell table:style-name="ce4" office:value-type="string">
            <text:p>M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6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8</text:p>
          </table:table-cell>
          <table:table-cell table:style-name="ce4" office:value-type="string">
            <text:p>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6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8</text:p>
          </table:table-cell>
          <table:table-cell table:style-name="ce4" office:value-type="string">
            <text:p>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136.7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Notch TC-8</text:p>
          </table:table-cell>
          <table:table-cell table:style-name="ce4" office:value-type="string">
            <text:p>XXL</text:p>
          </table:table-cell>
          <table:table-cell table:style-name="ce5"/>
          <table:table-cell table:number-columns-repeated="3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T-AIR.II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421:.E426])" office:value-type="float" office:value="0">
            <text:p>0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900.1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M93 Collection Road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900.2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M93 Collection Road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900.3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M93 Collection Road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900.4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M93 Collection Road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900.5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M93 Collection Road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4.900.6</text:p>
          </table:table-cell>
          <table:table-cell table:style-name="ce4" office:value-type="string">
            <text:p>GT-Air II</text:p>
          </table:table-cell>
          <table:table-cell table:style-name="ce4" office:value-type="string">
            <text:p>MM93 Collection Road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T-AIR3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428:.E463])" office:value-type="float" office:value="0">
            <text:p>0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0.2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0.3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0.4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0.5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0.6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0.7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1.2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1.3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1.4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1.5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1.6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01.7</text:p>
          </table:table-cell>
          <table:table-cell table:style-name="ce5" office:value-type="string">
            <text:p>GT-Air3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11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11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11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11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11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11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3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Brilliant Yellow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3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Brilliant Yellow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3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Brilliant Yellow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3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Brilliant Yellow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3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Brilliant Yellow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3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Brilliant Yellow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5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Deep Grey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5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Deep Grey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5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Deep Grey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5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Deep Grey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5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Deep Grey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5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Deep Grey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9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Blue Metallic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9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Blue Metallic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9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Blue Metallic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9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Blue Metallic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9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Blue Metallic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029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Matt Blue Metallic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T-AIR3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465:.E542])" office:value-type="float" office:value="0">
            <text:p>0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0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0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0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0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0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0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1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1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1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1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1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1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2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0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2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0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2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0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2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0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2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0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2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REALM TC-10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3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3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3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3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3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3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4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2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4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2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4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2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4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2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4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2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4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2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5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6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5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6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5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6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5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6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5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6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5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DISCIPLINE TC-6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7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3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7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3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7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3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7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3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7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3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7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3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8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8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8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8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8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8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Scenario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6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Nile TC-9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6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Nile TC-9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6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Nile TC-9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6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Nile TC-9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6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Nile TC-9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6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Nile TC-9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9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8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9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8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9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8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9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8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9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8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09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8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0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0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0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0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0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0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0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0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0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0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0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0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1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1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1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1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1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1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Hike TC-1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2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LILT TC-10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2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LILT TC-10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2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LILT TC-10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2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LILT TC-10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2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LILT TC-10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112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<text:s/>LILT TC-10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T-AIR3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544:.E549])" office:value-type="float" office:value="0">
            <text:p>0</text:p>
          </table:table-cell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900.2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M93 Collection Grip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900.3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M93 Collection Grip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900.4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M93 Collection Grip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900.5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M93 Collection Grip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900.6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M93 Collection Grip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20.900.7</text:p>
          </table:table-cell>
          <table:table-cell table:style-name="ce5" office:value-type="string">
            <text:p>GT-Air3</text:p>
          </table:table-cell>
          <table:table-cell table:style-name="ce20" office:value-type="string">
            <text:p>MM93 Collection Grip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X-SPR.Pro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551:.E568])" office:value-type="float" office:value="0">
            <text:p>0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0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0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0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0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0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0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1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1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1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1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1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01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11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Matt 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11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Matt 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11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Matt 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11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Matt 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11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Matt 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011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Matt 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X-SPR.Pro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570:.E623])" office:value-type="float" office:value="0">
            <text:p>0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1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2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1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2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1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2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1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2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1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2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1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2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2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4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2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4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2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4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2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4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2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4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2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4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3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3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3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3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3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3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4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0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4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0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4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0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4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0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4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0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4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Escalate TC-10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6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6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6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6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6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5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6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6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10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6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10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6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10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6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10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6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10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6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TC-10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7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<text:s/>TC-1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7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<text:s/>TC-1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7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<text:s/>TC-1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7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<text:s/>TC-1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7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<text:s/>TC-1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7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Proxy <text:s/>TC-1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8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<text:s/>Crosslogo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8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<text:s/>Crosslogo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8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<text:s/>Crosslogo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8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<text:s/>Crosslogo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8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<text:s/>Crosslogo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108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<text:s/>Crosslogo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X-SPR.Pro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625:.E685])" office:value-type="float" office:value="0">
            <text:p>0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0.2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7 TC-1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0.3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7 TC-1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0.4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7 TC-1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0.5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7 TC-1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0.6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7 TC-1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0.7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7 TC-1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1.2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A. Marquez 73 TC-2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1.3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A. Marquez 73 TC-2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1.4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A. Marquez 73 TC-2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1.5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A. Marquez 73 TC-2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1.6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A. Marquez 73 TC-2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1.7</text:p>
          </table:table-cell>
          <table:table-cell table:style-name="ce5" office:value-type="string">
            <text:p>X-SPR Pro</text:p>
          </table:table-cell>
          <table:table-cell table:style-name="ce5" office:value-type="string">
            <text:p>A. Marquez 73 TC-2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2.2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Dazzle TC-10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2.3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Dazzle TC-10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2.4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Dazzle TC-10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2.5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Dazzle TC-10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2.6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Dazzle TC-10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2.7</text:p>
          </table:table-cell>
          <table:table-cell table:style-name="ce7" office:value-type="string">
            <text:p>X-SPR Pro</text:p>
          </table:table-cell>
          <table:table-cell table:style-name="ce7" office:value-type="string">
            <text:p>Marquez Dazzle TC-10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3.2</text:p>
          </table:table-cell>
          <table:table-cell table:style-name="ce7" office:value-type="string">
            <text:p>X-SPR Pro</text:p>
          </table:table-cell>
          <table:table-cell table:style-name="ce21" office:value-type="string">
            <text:p>Marquez Barcelona TC-10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3.3</text:p>
          </table:table-cell>
          <table:table-cell table:style-name="ce7" office:value-type="string">
            <text:p>X-SPR Pro</text:p>
          </table:table-cell>
          <table:table-cell table:style-name="ce21" office:value-type="string">
            <text:p>Marquez Barcelona TC-10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3.4</text:p>
          </table:table-cell>
          <table:table-cell table:style-name="ce7" office:value-type="string">
            <text:p>X-SPR Pro</text:p>
          </table:table-cell>
          <table:table-cell table:style-name="ce21" office:value-type="string">
            <text:p>Marquez Barcelona TC-10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3.5</text:p>
          </table:table-cell>
          <table:table-cell table:style-name="ce7" office:value-type="string">
            <text:p>X-SPR Pro</text:p>
          </table:table-cell>
          <table:table-cell table:style-name="ce21" office:value-type="string">
            <text:p>Marquez Barcelona TC-10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3.6</text:p>
          </table:table-cell>
          <table:table-cell table:style-name="ce7" office:value-type="string">
            <text:p>X-SPR Pro</text:p>
          </table:table-cell>
          <table:table-cell table:style-name="ce21" office:value-type="string">
            <text:p>Marquez Barcelona TC-10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7" office:value-type="string">
            <text:p>11.18.903.7</text:p>
          </table:table-cell>
          <table:table-cell table:style-name="ce7" office:value-type="string">
            <text:p>X-SPR Pro</text:p>
          </table:table-cell>
          <table:table-cell table:style-name="ce21" office:value-type="string">
            <text:p>Marquez Barcelona TC-10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0"/>
          <table:table-cell table:style-name="ce34" table:number-columns-repeated="2"/>
          <table:table-cell table:style-name="ce31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4.2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Motegi4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4.3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Motegi4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4.4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Motegi4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4.5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Motegi4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4.6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Motegi4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4.7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Motegi4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5.2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Thai TC-2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5.3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Thai TC-2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5.4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Thai TC-2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5.5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Thai TC-2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5.6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Thai TC-2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5.7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 Thai TC-2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6.2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6.3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6.4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6.5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6.6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6.7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7.2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3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7.3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3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7.4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3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7.5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3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7.6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3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7.7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aijiro TC-3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8.2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iggia2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8.3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iggia2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8.4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iggia2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8.5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iggia2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8.6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iggia2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8.7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Diggia2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9.2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8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9.3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8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9.4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8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9.5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8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9.6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8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5" office:value-type="string">
            <text:p>11.18.909.7</text:p>
          </table:table-cell>
          <table:table-cell table:style-name="ce5" office:value-type="string">
            <text:p>X-SPR Pro</text:p>
          </table:table-cell>
          <table:table-cell table:style-name="ce20" office:value-type="string">
            <text:p>MARQUEZ8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X-SPIRIT.III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686:.E705])" office:value-type="float" office:value="0">
            <text:p>0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0.1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0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0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0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0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0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0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1.1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1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1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1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1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1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01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11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11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11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11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11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011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X-SPIRIT.III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707:.E742])" office:value-type="float" office:value="0">
            <text:p>0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0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0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0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0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0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0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1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1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1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1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1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1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2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3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2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3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2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3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2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3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2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3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2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3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3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4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3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4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3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4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3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4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3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4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3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erodyne TC-4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4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4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4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4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4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4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5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5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5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5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5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115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Kujaku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X-SPIRIT.III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744:.E761])" office:value-type="float" office:value="0">
            <text:p>0</text:p>
          </table:table-cell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2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M93 Black Concept 2.0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2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M93 Black Concept 2.0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2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M93 Black Concept 2.0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2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M93 Black Concept 2.0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2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M93 Black Concept 2.0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2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M93 Black Concept 2.0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3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M73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3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M73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3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M73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3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M73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3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M73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3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AM73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4.2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rquez6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4.3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rquez6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4.4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rquez6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4.5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rquez6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4.6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rquez6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03.914.7</text:p>
          </table:table-cell>
          <table:table-cell table:style-name="ce4" office:value-type="string">
            <text:p>X-Spirit III</text:p>
          </table:table-cell>
          <table:table-cell table:style-name="ce4" office:value-type="string">
            <text:p>Marquez6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XR.II</text:p>
          </table:table-cell>
          <table:covered-table-cell table:style-name="ce14"/>
          <table:table-cell table:style-name="ce3" office:value-type="string">
            <text:p>UNI</text:p>
          </table:table-cell>
          <table:table-cell table:style-name="ce3"/>
          <table:table-cell table:style-name="ce24" table:formula="of:=SUM([.E763:.E806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0.1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0.2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0.3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0.4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0.5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0.6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0.7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1.1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1.2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1.3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1.4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1.5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1.6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1.7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01.8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1.1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t. black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1.2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t. 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1.3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t. 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1.4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t. 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1.5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t. 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1.6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t. 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1.7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t. 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1.8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t. black</text:p>
          </table:table-cell>
          <table:table-cell table:style-name="ce5" office:value-type="string">
            <text:p>X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7.1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shine red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7.2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shine red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7.3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shine red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7.4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shine red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7.5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shine red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7.6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shine red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17.7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shine red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8.1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8.2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8.3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8.4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8.5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8.6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8.7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9.1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att blue metallic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9.2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att blue metallic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9.3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att blue metallic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9.4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att blue metallic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9.5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att blue metallic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9.6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att blue metallic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029.7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matt blue metallic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XR.II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808:.E1024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0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0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0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0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0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0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0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1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4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1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4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1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4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1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4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1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4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1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4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1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4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2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5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2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5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2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5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2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5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2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5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2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5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2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5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3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8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3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8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3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8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3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8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3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8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3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8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3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8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4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0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4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0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4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0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4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0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4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0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4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0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4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Prologue TC-10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5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4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5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4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5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4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5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4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5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4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5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4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5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4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6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5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6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5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6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5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6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5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6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5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6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5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6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5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7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7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7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7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7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7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7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7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7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7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7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7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7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Nocturne TC-7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8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rcane TC-10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8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rcane TC-10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8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rcane TC-10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8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rcane TC-10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8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rcane TC-10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8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rcane TC-10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8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rcane TC-10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9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Scanner TC-5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9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Scanner TC-5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9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Scanner TC-5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9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Scanner TC-5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9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Scanner TC-5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9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Scanner TC-5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09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Scanner TC-5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0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aust TC-5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0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aust TC-5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0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aust TC-5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0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aust TC-5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0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aust TC-5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0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aust TC-5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0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aust TC-5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1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ural TC-10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1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ural TC-10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1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ural TC-10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1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ural TC-10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1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ural TC-10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1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ural TC-10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1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ural TC-10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2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ccolade TC-10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2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ccolade TC-10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2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ccolade TC-10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2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ccolade TC-10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2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ccolade TC-10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2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ccolade TC-10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2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Accolade TC-10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3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1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3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1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3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1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3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1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3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1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3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1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3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1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4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6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4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6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4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6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4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6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4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6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4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6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4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Fortress TC-6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5.1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Ideograph TC-6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5.2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Ideograph TC-6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5.3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Ideograph TC-6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5.4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Ideograph TC-6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5.5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Ideograph TC-6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5.6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Ideograph TC-6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5.7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Ideograph TC-6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6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Yonder TC-2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6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Yonder TC-2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6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Yonder TC-2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6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Yonder TC-2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6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Yonder TC-2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6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Yonder TC-2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116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Yonder TC-2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7.1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Origami – TC-5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7.2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Origami –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7.3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Origami –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7.4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Origami –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7.5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Origami –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7.6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Origami –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7.7</text:p>
          </table:table-cell>
          <table:table-cell table:style-name="ce5" office:value-type="string">
            <text:p>NXR II</text:p>
          </table:table-cell>
          <table:table-cell table:style-name="ce5" office:value-type="string">
            <text:p>Origami –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6.118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1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8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8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8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8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8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8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9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2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9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2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9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2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9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2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9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2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9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2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19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Sheen TC-2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0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0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0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0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0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0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0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1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4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1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4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1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4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1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4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1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4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1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4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1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4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2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5 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2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5 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2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5 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2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5 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2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5 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2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5 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2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5 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3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0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3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0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3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0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3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0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3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0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3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0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3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0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4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1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4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4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4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4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4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4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Capriccio TC-1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5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<text:s/>GLEAM TC-5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5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<text:s/>GLEAM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5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<text:s/>GLEAM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5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<text:s/>GLEAM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5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<text:s/>GLEAM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5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<text:s/>GLEAM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5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<text:s/>GLEAM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6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1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6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6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6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6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6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6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7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3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7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3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7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3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7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3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7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3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7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3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7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3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8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6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8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6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8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6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8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6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8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6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8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6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8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BEAUT TC-6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9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YAGYO TC-2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9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YAGYO TC-2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9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YAGYO TC-2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9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YAGYO TC-2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9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YAGYO TC-2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9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YAGYO TC-2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29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YAGYO TC-2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30.1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KNEE DOWN TC-5</text:p>
          </table:table-cell>
          <table:table-cell table:style-name="ce5" office:value-type="string">
            <text:p>X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30.2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KNEE DOWN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30.3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KNEE DOWN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30.4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KNEE DOWN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30.5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KNEE DOWN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30.6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KNEE DOWN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6.130.7</text:p>
          </table:table-cell>
          <table:table-cell table:style-name="ce5" office:value-type="string">
            <text:p>NXR II</text:p>
          </table:table-cell>
          <table:table-cell table:style-name="ce20" office:value-type="string">
            <text:p>KNEE DOWN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XR.II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1026:.E1060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6.900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Retro TC-10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0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Retro TC-10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0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Retro TC-10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0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Retro TC-10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0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Retro TC-10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0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Retro TC-10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0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Retro TC-10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2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Rush TC-5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2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Rush TC-5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2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Rush TC-5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2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Rush TC-5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2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Rush TC-5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2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Rush TC-5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2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Rush TC-5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3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Diggia TC-10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3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Diggia TC-10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3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Diggia TC-10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3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Diggia TC-10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3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Diggia TC-10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3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Diggia TC-10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3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Diggia TC-10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4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Track TC-1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4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Track TC-1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4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Track TC-1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4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Track TC-1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4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Track TC-1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4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Track TC-1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4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M93 Collection Track TC-1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1.1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arquez American Spirit TC-10</text:p>
          </table:table-cell>
          <table:table-cell table:style-name="ce7" office:value-type="string">
            <text:p>X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1.2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arquez American Spirit TC-10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1.3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arquez American Spirit TC-10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1.4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arquez American Spirit TC-10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1.5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arquez American Spirit TC-10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1.6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arquez American Spirit TC-10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6.901.7</text:p>
          </table:table-cell>
          <table:table-cell table:style-name="ce7" office:value-type="string">
            <text:p>NXR II</text:p>
          </table:table-cell>
          <table:table-cell table:style-name="ce7" office:value-type="string">
            <text:p>Marquez American Spirit TC-10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XR</text:p>
          </table:table-cell>
          <table:covered-table-cell table:style-name="ce14"/>
          <table:table-cell table:style-name="ce3" office:value-type="string">
            <text:p>UNI</text:p>
          </table:table-cell>
          <table:table-cell table:style-name="ce3"/>
          <table:table-cell table:style-name="ce24" table:formula="of:=SUM([.E1062:.E1110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0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0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0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0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0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0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0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1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1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1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1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1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1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01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0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0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0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0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0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0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0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ilver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1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1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1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1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1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1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1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7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.red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7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.red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7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.red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7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.red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7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.red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7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.red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17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.red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2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.grey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2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.grey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2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.grey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2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.grey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2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.grey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2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.grey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2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.grey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5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5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5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5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5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5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025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XR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1112:.E1223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3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Harmonic TC-10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3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Harmonic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3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Harmonic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3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Harmonic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3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Harmonic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3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Harmonic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3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Harmonic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4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1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4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4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4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4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4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4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5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2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5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5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5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5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5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5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6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5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6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6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6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6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6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6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Philosopher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7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1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7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7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7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7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7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7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8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4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8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4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8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4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8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4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8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4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8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4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8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4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9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5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9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9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9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9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9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49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Variable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0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Transcend TC-10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0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Transcend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0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Transcend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0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Transcend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0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Transcend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0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Transcend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0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Transcend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2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imuli TC-10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2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imuli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2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imuli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2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imuli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2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imuli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2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imuli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2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imuli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3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Dystopia TC-5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3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Dystopia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3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Dystopia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3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Dystopia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3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Dystopia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3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Dystopia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3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Dystopia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4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2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4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4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4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4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4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2.154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2.155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4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/>
          <table:table-cell table:number-columns-repeated="2"/>
          <table:table-cell table:style-name="ce28" table:number-columns-repeated="21"/>
          <table:table-cell table:number-columns-repeated="995"/>
        </table:table-row>
        <table:table-row table:style-name="ro1">
          <table:table-cell table:style-name="ce4" office:value-type="string">
            <text:p>11.12.155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4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5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4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5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4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5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4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5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4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5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4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6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8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6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8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6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8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6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8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6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8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6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8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6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tab TC-8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7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Equate TC-10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7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Equate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7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Equate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7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Equate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7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Equate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7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Equate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7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Equate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8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horebreak TC-2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8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horebreak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8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horebreak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8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horebreak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8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horebreak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8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horebreak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8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Shorebreak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9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Zork TC-7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9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Zork TC-7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9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Zork TC-7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9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Zork TC-7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9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Zork TC-7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9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Zork TC-7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2.159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Zork TC-7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NXR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1225:.E1231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8" office:value-type="string">
            <text:p>11.12.907.1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rquez Power up! TC-1</text:p>
          </table:table-cell>
          <table:table-cell table:style-name="ce4" office:value-type="string">
            <text:p>X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8" office:value-type="string">
            <text:p>11.12.907.2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rquez Power up!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8" office:value-type="string">
            <text:p>11.12.907.3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rquez Power up!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8" office:value-type="string">
            <text:p>11.12.907.4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rquez Power up!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8" office:value-type="string">
            <text:p>11.12.907.5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rquez Power up!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8" office:value-type="string">
            <text:p>11.12.907.6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rquez Power up!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8" office:value-type="string">
            <text:p>11.12.907.7</text:p>
          </table:table-cell>
          <table:table-cell table:style-name="ce4" office:value-type="string">
            <text:p>NXR</text:p>
          </table:table-cell>
          <table:table-cell table:style-name="ce4" office:value-type="string">
            <text:p>Marquez Power up!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LAMSTER.06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1233:.E1262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9.000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0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0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0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0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0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3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Off white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3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Off white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3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Off white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3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Off white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3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Off white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03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Off white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1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 matt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1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 matt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1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 matt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1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 matt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1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 matt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1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lack matt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28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28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28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28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28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5.028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asalt grey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9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Laguna Blue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9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Laguna Blue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9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Laguna Blue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9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Laguna Blue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9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Laguna Blue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019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Laguna Blue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LAMSTER.06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1264:.E1293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9.100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2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0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2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0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2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0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2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0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2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0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2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2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9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2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9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2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9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2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9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2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9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5.101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Bivouac TC-9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1.19.103.2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3.3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3.4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3.5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3.6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3.7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4.2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3 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4.3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3 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4.4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3 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4.5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3 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4.6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3 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4.7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3 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5.2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0 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5.3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0 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5.4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0 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5.5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0 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5.6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0 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105.7 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ABIDING TC-10 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LAMSTER.06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1295:.E1318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7" office:value-type="string">
            <text:p>11.19.900.2</text:p>
          </table:table-cell>
          <table:table-cell table:style-name="ce7" office:value-type="string">
            <text:p>Glamster 06</text:p>
          </table:table-cell>
          <table:table-cell table:style-name="ce7" office:value-type="string">
            <text:p>Cheetah TC-2 </text:p>
          </table:table-cell>
          <table:table-cell table:style-name="ce7" office:value-type="string">
            <text:p>X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9.900.3</text:p>
          </table:table-cell>
          <table:table-cell table:style-name="ce7" office:value-type="string">
            <text:p>Glamster 06</text:p>
          </table:table-cell>
          <table:table-cell table:style-name="ce7" office:value-type="string">
            <text:p>Cheetah TC-2 </text:p>
          </table:table-cell>
          <table:table-cell table:style-name="ce7" office:value-type="string">
            <text:p>S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9.900.4</text:p>
          </table:table-cell>
          <table:table-cell table:style-name="ce7" office:value-type="string">
            <text:p>Glamster 06</text:p>
          </table:table-cell>
          <table:table-cell table:style-name="ce7" office:value-type="string">
            <text:p>Cheetah TC-2 </text:p>
          </table:table-cell>
          <table:table-cell table:style-name="ce7" office:value-type="string">
            <text:p>M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9.900.5</text:p>
          </table:table-cell>
          <table:table-cell table:style-name="ce7" office:value-type="string">
            <text:p>Glamster 06</text:p>
          </table:table-cell>
          <table:table-cell table:style-name="ce7" office:value-type="string">
            <text:p>Cheetah TC-2 </text:p>
          </table:table-cell>
          <table:table-cell table:style-name="ce7" office:value-type="string">
            <text:p>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9.900.6</text:p>
          </table:table-cell>
          <table:table-cell table:style-name="ce7" office:value-type="string">
            <text:p>Glamster 06</text:p>
          </table:table-cell>
          <table:table-cell table:style-name="ce7" office:value-type="string">
            <text:p>Cheetah TC-2 </text:p>
          </table:table-cell>
          <table:table-cell table:style-name="ce7" office:value-type="string">
            <text:p>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7" office:value-type="string">
            <text:p>11.19.900.7</text:p>
          </table:table-cell>
          <table:table-cell table:style-name="ce7" office:value-type="string">
            <text:p>Glamster 06</text:p>
          </table:table-cell>
          <table:table-cell table:style-name="ce7" office:value-type="string">
            <text:p>Cheetah TC-2 </text:p>
          </table:table-cell>
          <table:table-cell table:style-name="ce7" office:value-type="string">
            <text:p>XXL</text:p>
          </table:table-cell>
          <table:table-cell table:style-name="ce5"/>
          <table:table-cell table:style-name="ce30"/>
          <table:table-cell table:style-name="ce31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MM93 Coll. Classic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MM93 Coll. Classic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MM93 Coll. Classic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MM93 Coll. Classic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MM93 Coll. Classic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MM93 Coll. Classic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Neighborhood X DSC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Neighborhood X DSC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Neighborhood X DSC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Neighborhood X DSC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Neighborhood X DSC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1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Neighborhood X DSC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3.2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Heiwa Motorcycle TC-4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3.3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Heiwa Motorcycle TC-4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3.4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Heiwa Motorcycle TC-4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3.5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Heiwa Motorcycle TC-4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3.6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Heiwa Motorcycle TC-4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1.19.903.7</text:p>
          </table:table-cell>
          <table:table-cell table:style-name="ce5" office:value-type="string">
            <text:p>Glamster 06</text:p>
          </table:table-cell>
          <table:table-cell table:style-name="ce5" office:value-type="string">
            <text:p><text:s/>Heiwa Motorcycle TC-4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LAMSTER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1320:.E1337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0.2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0.3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0.4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0.5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0.6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0.7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1.2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1.3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1.4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1.5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1.6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1.7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2.2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2.3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2.4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2.5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2.6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102.7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Ressurection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GLAMSTER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1339:.E1350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0.2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0.3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0.4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0.5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0.6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0.7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2.2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MM93 Retro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2.3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MM93 Retro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2.4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MM93 Retro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2.5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MM93 Retro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2.6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MM93 Retro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1.15.902.7</text:p>
          </table:table-cell>
          <table:table-cell table:style-name="ce4" office:value-type="string">
            <text:p>Glamster</text:p>
          </table:table-cell>
          <table:table-cell table:style-name="ce4" office:value-type="string">
            <text:p>MM93 Retro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EX-ZERO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1352:.E1387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0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0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0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0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0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0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3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3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3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3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3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3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1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1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1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1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1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1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7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Shine Red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7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Shine Red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7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Shine Red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7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Shine Red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7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Shine Red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17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Shine Red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3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3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3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3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3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3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rilliant Yellow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8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8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8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8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8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28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EX-ZERO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1389:.E1412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0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0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0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0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0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0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1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1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1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1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1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101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2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2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2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2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2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2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Equation TC-1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3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Xanadu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3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Xanadu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3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Xanadu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3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Xanadu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3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Xanadu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9" office:value-type="string">
            <text:p>14.09.103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Xanadu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EX-ZERO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1414:.E1419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900.2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M93 Collection Master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4.09.900.3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M93 Collection Master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4.09.900.4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M93 Collection Master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4.09.900.5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M93 Collection Master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4.09.900.6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M93 Collection Master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4.09.900.7</text:p>
          </table:table-cell>
          <table:table-cell table:style-name="ce4" office:value-type="string">
            <text:p>EX-Zero</text:p>
          </table:table-cell>
          <table:table-cell table:style-name="ce4" office:value-type="string">
            <text:p>MM93 Collection Master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J.O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1421:.E1474])" office:value-type="float" office:value="0">
            <text:p>0</text:p>
          </table:table-cell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0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0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0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0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0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0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3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3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3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3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3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03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Off Wh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1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1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1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1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1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1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2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rown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2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rown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2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rown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2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rown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2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rown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2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Brown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8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Light Silver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8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Light Silver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8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Light Silver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8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Light Silver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8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Light Silver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8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Matt Light Silver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9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aguna Blu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9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aguna Blu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9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aguna Blu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9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aguna Blu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9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aguna Blu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19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aguna Blu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0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ritish Green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0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ritish Green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0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ritish Green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0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ritish Green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0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ritish Green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0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ritish Green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6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Rat Grey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6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Rat Grey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6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Rat Grey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6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Rat Grey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6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Rat Grey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6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Rat Grey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8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8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8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8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8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028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Basalt Grey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J.O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1476:.E1499])" office:value-type="float" office:value="0">
            <text:p>0</text:p>
          </table:table-cell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105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6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105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6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105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6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105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6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105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6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105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6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"/>
          <table:table-cell table:style-name="ce33"/>
          <table:table-cell table:number-columns-repeated="4"/>
          <table:table-cell table:style-name="ce28" table:number-columns-repeated="17"/>
          <table:table-cell table:number-columns-repeated="995"/>
        </table:table-row>
        <table:table-row table:style-name="ro1">
          <table:table-cell table:style-name="ce4" office:value-type="string">
            <text:p>13.08.111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8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1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8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1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8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1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8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1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8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1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8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2.2.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2.3.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2.4.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2.5.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2.6.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2.7.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3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3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3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3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3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113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Carburettor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J.O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 table:formula="of:=SUM([.E1501:.E1506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8.901.2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3.08.901.3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3.08.901.4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3.08.901.5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3.08.901.6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4" office:value-type="string">
            <text:p>13.08.901.7</text:p>
          </table:table-cell>
          <table:table-cell table:style-name="ce4" office:value-type="string">
            <text:p>J.O</text:p>
          </table:table-cell>
          <table:table-cell table:style-name="ce4" office:value-type="string">
            <text:p>Lucky Cat Garage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J-CRUISE3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1508:.E1537])" office:value-type="float" office:value="0">
            <text:p>0</text:p>
          </table:table-cell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0 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0 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0 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0 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0 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0 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1 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te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1 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te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1 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te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1 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te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1 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te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01 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te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11 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11 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11 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11 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11 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11 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8 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Basalt Grey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8 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Basalt Grey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8 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Basalt Grey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8 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Basalt Grey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8 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Basalt Grey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8 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Basalt Grey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9 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ue Metallic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9 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ue Metallic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9 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ue Metallic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9 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ue Metallic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9 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ue Metallic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 10 029 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Matt Blue Metallic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J-CRUISE3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1539:.E1568])" office:value-type="float" office:value="0">
            <text:p>0</text:p>
          </table:table-cell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0.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Whizzy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0.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Whizzy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0.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Whizzy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0.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Whizzy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0.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Whizzy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0.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<text:s/>Whizzy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1.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1.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1.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1.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1.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1.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2.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0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2.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0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2.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0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2.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0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2.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0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2.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0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3.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3.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3.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3.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3.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3.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Whizzy TC-1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4.2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Inspired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4.3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Inspired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4.4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Inspired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4.5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Inspired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4.6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Inspired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3.10.104.7</text:p>
          </table:table-cell>
          <table:table-cell table:style-name="ce5" office:value-type="string">
            <text:p>J-CRUISE3 </text:p>
          </table:table-cell>
          <table:table-cell table:style-name="ce20" office:value-type="string">
            <text:p>Inspired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 office:value-type="string">
            <text:p>! new !</text:p>
          </table:table-cell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J-CRUISE.II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1570:.E1599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00.2.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9.000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5.09.000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6.09.000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7.09.000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8.09.000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01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01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01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01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01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01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11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11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11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11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11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11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5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5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5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5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5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5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9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9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9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9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9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029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Matt Blue Metallic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J-CRUISE.II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$E$1601:.$E$1642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0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0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0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0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0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0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2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2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2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2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2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2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3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3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3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3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3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3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3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3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3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3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3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3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4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4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4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4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4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4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glero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5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5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5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5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5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5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6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5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6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5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6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5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6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5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6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5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6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5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7.2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6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7.3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6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7.4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6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7.5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6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7.6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6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3.09.107.7</text:p>
          </table:table-cell>
          <table:table-cell table:style-name="ce4" office:value-type="string">
            <text:p><text:s/>J-Cruise II</text:p>
          </table:table-cell>
          <table:table-cell table:style-name="ce4" office:value-type="string">
            <text:p>ADAGIO TC-6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HORNET.ADV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1644:.E1667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0.2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0.3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0.4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0.5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0.6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0.7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1.2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1.3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1.4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1.5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1.6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01.7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11.2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11.3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11.4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11.5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11.6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11.7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25.2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25.3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25.4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25.5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25.6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025.7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Matt Deep Grey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HORNET.ADV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1669:.E1686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7.2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7.3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7.4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7.5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7.6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7.7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8.2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3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8.3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3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8.4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3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8.5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3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8.6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3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8.7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3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9.2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0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9.3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0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9.4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0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9.5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0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9.6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0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7.109.7</text:p>
          </table:table-cell>
          <table:table-cell table:style-name="ce4" office:value-type="string">
            <text:p>HORNET ADV</text:p>
          </table:table-cell>
          <table:table-cell table:style-name="ce4" office:value-type="string">
            <text:p>Sovereign TC-10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VFX-WR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1688:.E1705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0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0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0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0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0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0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1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1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1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1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1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1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White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2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2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2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2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2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002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Matt Black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VFX-WR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1707:.E1748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0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0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0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0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0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0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1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3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1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3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1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3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1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3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1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3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1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3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2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6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2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6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2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6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2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6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2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6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2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6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3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8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3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8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3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8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3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8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3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8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3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Allegiant TC-8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4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1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4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1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4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1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4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1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4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1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4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1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5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2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5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2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5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2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5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2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5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2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5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2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6.2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8</text:p>
          </table:table-cell>
          <table:table-cell table:style-name="ce4" office:value-type="string">
            <text:p>X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6.3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8</text:p>
          </table:table-cell>
          <table:table-cell table:style-name="ce4" office:value-type="string">
            <text:p>S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6.4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8</text:p>
          </table:table-cell>
          <table:table-cell table:style-name="ce4" office:value-type="string">
            <text:p>M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6.5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8</text:p>
          </table:table-cell>
          <table:table-cell table:style-name="ce4" office:value-type="string">
            <text:p>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6.6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8</text:p>
          </table:table-cell>
          <table:table-cell table:style-name="ce4" office:value-type="string">
            <text:p>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office:value-type="string">
            <text:p>14.08.116.7</text:p>
          </table:table-cell>
          <table:table-cell table:style-name="ce4" office:value-type="string">
            <text:p>VFX-WR</text:p>
          </table:table-cell>
          <table:table-cell table:style-name="ce4" office:value-type="string">
            <text:p>Pinnacle TC-8</text:p>
          </table:table-cell>
          <table:table-cell table:style-name="ce4" office:value-type="string">
            <text:p>XXL</text:p>
          </table:table-cell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VFX-WR</text:p>
          </table:table-cell>
          <table:covered-table-cell table:style-name="ce14"/>
          <table:table-cell table:style-name="ce3" office:value-type="string">
            <text:p>REPLICA</text:p>
          </table:table-cell>
          <table:table-cell table:style-name="ce3"/>
          <table:table-cell table:style-name="ce24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VFX-WR.06</text:p>
          </table:table-cell>
          <table:covered-table-cell table:style-name="ce14"/>
          <table:table-cell table:style-name="ce3" office:value-type="string">
            <text:p>MONOCOLOR</text:p>
          </table:table-cell>
          <table:table-cell table:style-name="ce3"/>
          <table:table-cell table:style-name="ce24" table:formula="of:=SUM([.E1751:.E1768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 office:value-type="string">
            <text:p>14.10.000.2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0.3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0.4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0.5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0.6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0.7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1.2</text:p>
          </table:table-cell>
          <table:table-cell table:style-name="ce5" office:value-type="string">
            <text:p>VFX-WR 06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1.3</text:p>
          </table:table-cell>
          <table:table-cell table:style-name="ce5" office:value-type="string">
            <text:p>VFX-WR 06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1.4</text:p>
          </table:table-cell>
          <table:table-cell table:style-name="ce5" office:value-type="string">
            <text:p>VFX-WR 06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1.5</text:p>
          </table:table-cell>
          <table:table-cell table:style-name="ce5" office:value-type="string">
            <text:p>VFX-WR 06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1.6</text:p>
          </table:table-cell>
          <table:table-cell table:style-name="ce5" office:value-type="string">
            <text:p>VFX-WR 06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1.7</text:p>
          </table:table-cell>
          <table:table-cell table:style-name="ce5" office:value-type="string">
            <text:p>VFX-WR 06</text:p>
          </table:table-cell>
          <table:table-cell table:style-name="ce5" office:value-type="string">
            <text:p>White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2.2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2.3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2.4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2.5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2.6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002.7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Matt Black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VFX-WR.06</text:p>
          </table:table-cell>
          <table:covered-table-cell table:style-name="ce14"/>
          <table:table-cell table:style-name="ce3" office:value-type="string">
            <text:p>GRAPHIC</text:p>
          </table:table-cell>
          <table:table-cell table:style-name="ce3"/>
          <table:table-cell table:style-name="ce24" table:formula="of:=SUM([.E1770:.E1793])" office:value-type="float" office:value="0">
            <text:p>0</text:p>
          </table:table-cell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0.2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1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0.3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1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0.4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1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0.5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1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0.6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1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0.7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1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1.2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2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1.3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2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1.4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2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1.5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2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1.6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2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1.7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2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2.2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5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2.3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5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2.4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5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2.5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5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2.6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5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2.7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<text:s/>Jammer TC-5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3.2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8</text:p>
          </table:table-cell>
          <table:table-cell table:style-name="ce5" office:value-type="string">
            <text:p>X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3.3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8</text:p>
          </table:table-cell>
          <table:table-cell table:style-name="ce5" office:value-type="string">
            <text:p>S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3.4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8</text:p>
          </table:table-cell>
          <table:table-cell table:style-name="ce5" office:value-type="string">
            <text:p>M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3.5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8</text:p>
          </table:table-cell>
          <table:table-cell table:style-name="ce5" office:value-type="string">
            <text:p>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3.6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8</text:p>
          </table:table-cell>
          <table:table-cell table:style-name="ce5" office:value-type="string">
            <text:p>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5" office:value-type="string">
            <text:p>14.10.103.7</text:p>
          </table:table-cell>
          <table:table-cell table:style-name="ce5" office:value-type="string">
            <text:p>VFX-WR 06</text:p>
          </table:table-cell>
          <table:table-cell table:style-name="ce20" office:value-type="string">
            <text:p>Jammer TC-8</text:p>
          </table:table-cell>
          <table:table-cell table:style-name="ce5" office:value-type="string">
            <text:p>XXL</text:p>
          </table:table-cell>
          <table:table-cell table:style-name="ce5"/>
          <table:table-cell table:style-name="ce29"/>
          <table:table-cell table:style-name="ce28" table:number-columns-repeated="23"/>
          <table:table-cell table:number-columns-repeated="995"/>
        </table:table-row>
        <table:table-row table:style-name="ro1">
          <table:table-cell table:style-name="ce3" office:value-type="string" table:number-columns-spanned="2" table:number-rows-spanned="1">
            <text:p>OLD.MODELS</text:p>
          </table:table-cell>
          <table:covered-table-cell table:style-name="ce14"/>
          <table:table-cell table:style-name="ce3" table:number-columns-repeated="2"/>
          <table:table-cell table:style-name="ce24" table:formula="of:=SUM([.E1795:.E1832])" office:value-type="float" office:value="0">
            <text:p>0</text:p>
          </table:table-cell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5"/>
          <table:table-cell table:style-name="ce18"/>
          <table:table-cell table:style-name="ce15"/>
          <table:table-cell table:style-name="ce5" table:number-columns-repeated="2"/>
          <table:table-cell table:style-name="ce28" table:number-columns-repeated="24"/>
          <table:table-cell table:number-columns-repeated="995"/>
        </table:table-row>
        <table:table-row table:style-name="ro1">
          <table:table-cell table:style-name="ce4" table:number-columns-repeated="4"/>
          <table:table-cell table:style-name="ce5"/>
          <table:table-cell table:style-name="ce28" table:number-columns-repeated="24"/>
          <table:table-cell table:number-columns-repeated="995"/>
        </table:table-row>
        <table:table-row table:style-name="ro1" table:number-rows-repeated="2">
          <table:table-cell table:style-name="ce5" table:number-columns-repeated="5"/>
          <table:table-cell table:style-name="ce28" table:number-columns-repeated="24"/>
          <table:table-cell table:number-columns-repeated="995"/>
        </table:table-row>
        <table:table-row table:style-name="ro1" table:number-rows-repeated="6">
          <table:table-cell table:style-name="ce5"/>
          <table:table-cell table:style-name="ce15" table:number-columns-repeated="2"/>
          <table:table-cell table:style-name="ce5" table:number-columns-repeated="2"/>
          <table:table-cell table:style-name="ce28" table:number-columns-repeated="24"/>
          <table:table-cell table:number-columns-repeated="995"/>
        </table:table-row>
        <table:table-row table:style-name="ro1" table:number-rows-repeated="5">
          <table:table-cell table:style-name="ce10" table:number-columns-repeated="5"/>
          <table:table-cell table:style-name="ce28" table:number-columns-repeated="24"/>
          <table:table-cell table:number-columns-repeated="995"/>
        </table:table-row>
        <table:table-row table:style-name="ro1" table:number-rows-repeated="23">
          <table:table-cell table:style-name="ce11" table:number-columns-repeated="5"/>
          <table:table-cell table:style-name="ce28" table:number-columns-repeated="24"/>
          <table:table-cell table:number-columns-repeated="995"/>
        </table:table-row>
        <table:table-row table:style-name="ro2" table:number-rows-repeated="1046743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named-expressions>
        <table:named-expression table:name="bis" table:base-cell-address="$'SHOEI helmet stock'.$A$1" table:expression="NA()"/>
        <table:named-expression table:name="erledigt" table:base-cell-address="$'SHOEI helmet stock'.$A$1" table:expression="NA()"/>
        <table:named-expression table:name="ETADiff" table:base-cell-address="$'SHOEI helmet stock'.$A$1" table:expression="NA()"/>
        <table:named-expression table:name="ExactAddinConnection" table:base-cell-address="$'SHOEI helmet stock'.$A$1" table:expression="&quot;009&quot;"/>
        <table:named-expression table:name="ExactAddinConnection_009" table:base-cell-address="$'SHOEI helmet stock'.$A$1" table:expression="&quot;(local);102;mori3718;1&quot;"/>
        <table:named-expression table:name="ExactAddinConnection_100" table:base-cell-address="$'SHOEI helmet stock'.$A$1" table:expression="&quot;(local);102;mori3718;1&quot;"/>
        <table:named-expression table:name="ExactAddinConnection_321" table:base-cell-address="$'SHOEI helmet stock'.$A$1" table:expression="&quot;(local);321;mori3718;1&quot;"/>
        <table:named-expression table:name="ExactAddinConnection_909" table:base-cell-address="$'SHOEI helmet stock'.$A$1" table:expression="&quot;(local);102;mori3718;1&quot;"/>
        <table:named-expression table:name="ExactAddinReports" table:base-cell-address="$'SHOEI helmet stock'.$A$1" table:expression="4"/>
        <table:named-expression table:name="Report2_Range" table:base-cell-address="$'SHOEI helmet stock'.$A$1" table:expression="NA()"/>
        <table:named-expression table:name="Report3_Range" table:base-cell-address="$'SHOEI helmet stock'.$A$1" table:expression="NA()"/>
        <table:named-expression table:name="von" table:base-cell-address="$'SHOEI helmet stock'.$A$1" table:expression="NA()"/>
        <table:named-expression table:name="Report2_Header" table:base-cell-address="$'SHOEI helmet stock'.$A$1" table:expression="#REF!"/>
        <table:named-expression table:name="Report6_Header" table:base-cell-address="$'SHOEI helmet stock'.$A$1" table:expression="#REF!"/>
        <table:named-expression table:name="Report5_Range" table:base-cell-address="$'SHOEI helmet stock'.$A$1" table:expression="#REF!"/>
        <table:named-expression table:name="Report3_Header" table:base-cell-address="$'SHOEI helmet stock'.$A$1" table:expression="#REF!"/>
        <table:named-expression table:name="Report1_Range" table:base-cell-address="$'SHOEI helmet stock'.$A$1" table:expression="#REF!"/>
        <table:named-expression table:name="Report5_Header" table:base-cell-address="$'SHOEI helmet stock'.$A$1" table:expression="#REF!"/>
        <table:named-expression table:name="Report6_Range" table:base-cell-address="$'SHOEI helmet stock'.$A$1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Helvetica Neue" svg:font-family="'Helvetica Neue'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number:number-style style:name="N8000" number:language="pl" number:country="PL">
      <number:number number:min-integer-digits="1"/>
    </number:number-style>
    <number:number-style style:name="N8107P0" style:volatile="true" number:language="pl" number:country="PL">
      <number:number number:decimal-places="0" number:min-integer-digits="1" number:grouping="true"/>
      <number:text> zł</number:text>
    </number:number-style>
    <number:number-style style:name="N8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8107P0"/>
    </number:number-style>
    <number:number-style style:name="N8108P0" style:volatile="true" number:language="pl" number:country="PL">
      <number:number number:decimal-places="0" number:min-integer-digits="1" number:grouping="true"/>
      <number:text> zł</number:text>
    </number:number-style>
    <number:number-style style:name="N8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8108P0"/>
    </number:number-style>
    <number:number-style style:name="N8109P0" style:volatile="true" number:language="pl" number:country="PL">
      <number:number number:decimal-places="2" number:min-integer-digits="1" number:grouping="true"/>
      <number:text> zł</number:text>
    </number:number-style>
    <number:number-style style:name="N8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8109P0"/>
    </number:number-style>
    <number:number-style style:name="N8110P0" style:volatile="true" number:language="pl" number:country="PL">
      <number:number number:decimal-places="2" number:min-integer-digits="1" number:grouping="true"/>
      <number:text> zł</number:text>
    </number:number-style>
    <number:number-style style:name="N8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8110P0"/>
    </number:number-style>
    <number:date-style style:name="N8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8112" number:language="pl" number:country="PL">
      <number:day number:style="long"/>
      <number:text>-</number:text>
      <number:month number:textual="true"/>
    </number:date-style>
    <number:date-style style:name="N8113" number:language="pl" number:country="PL">
      <number:month number:textual="true"/>
      <number:text>-</number:text>
      <number:year/>
    </number:date-style>
    <number:time-style style:name="N8114" number:language="pl" number:country="PL">
      <number:hours/>
      <number:text>:</number:text>
      <number:minutes number:style="long"/>
      <number:text> </number:text>
      <number:am-pm/>
    </number:time-style>
    <number:time-style style:name="N8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8116P0" style:volatile="true" number:language="pl" number:country="PL">
      <number:number number:decimal-places="0" number:min-integer-digits="1" number:grouping="true"/>
      <number:text>     </number:text>
    </number:number-style>
    <number:number-style style:name="N8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8116P0"/>
    </number:number-style>
    <number:number-style style:name="N8117P0" style:volatile="true" number:language="pl" number:country="PL">
      <number:number number:decimal-places="0" number:min-integer-digits="1" number:grouping="true"/>
      <number:text>     </number:text>
    </number:number-style>
    <number:number-style style:name="N8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pl" number:country="PL">
      <number:number number:decimal-places="2" number:min-integer-digits="1" number:grouping="true"/>
      <number:text>     </number:text>
    </number:number-style>
    <number:number-style style:name="N8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pl" number:country="PL">
      <number:number number:decimal-places="2" number:min-integer-digits="1" number:grouping="true"/>
      <number:text>     </number:text>
    </number:number-style>
    <number:number-style style:name="N8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pl" number:country="PL">
      <number:text> </number:text>
      <number:number number:decimal-places="0" number:min-integer-digits="1" number:grouping="true"/>
      <number:text>      </number:text>
    </number:number-style>
    <number:number-style style:name="N8120P1" style:volatile="true" number:language="pl" number:country="PL">
      <number:text>-</number:text>
      <number:number number:decimal-places="0" number:min-integer-digits="1" number:grouping="true"/>
      <number:text>      </number:text>
    </number:number-style>
    <number:number-style style:name="N8120P2" style:volatile="true" number:language="pl" number:country="PL">
      <number:text> -      </number:text>
    </number:number-style>
    <number:text-style style:name="N8120" number:language="pl" number:country="PL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pl" number:country="PL">
      <number:text> </number:text>
      <number:number number:decimal-places="0" number:min-integer-digits="1" number:grouping="true"/>
      <number:text> zł </number:text>
    </number:number-style>
    <number:number-style style:name="N8121P1" style:volatile="true" number:language="pl" number:country="PL">
      <number:text>-</number:text>
      <number:number number:decimal-places="0" number:min-integer-digits="1" number:grouping="true"/>
      <number:text> zł </number:text>
    </number:number-style>
    <number:number-style style:name="N8121P2" style:volatile="true" number:language="pl" number:country="PL">
      <number:text> - zł </number:text>
    </number:number-style>
    <number:text-style style:name="N8121" number:language="pl" number:country="PL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pl" number:country="PL">
      <number:text> </number:text>
      <number:number number:decimal-places="2" number:min-integer-digits="1" number:grouping="true"/>
      <number:text>      </number:text>
    </number:number-style>
    <number:number-style style:name="N8122P1" style:volatile="true" number:language="pl" number:country="PL">
      <number:text>-</number:text>
      <number:number number:decimal-places="2" number:min-integer-digits="1" number:grouping="true"/>
      <number:text>      </number:text>
    </number:number-style>
    <number:number-style style:name="N8122P2" style:volatile="true" number:language="pl" number:country="PL">
      <number:text> -</number:text>
      <number:number number:decimal-places="0" number:min-integer-digits="0"/>
      <number:text>      </number:text>
    </number:number-style>
    <number:text-style style:name="N8122" number:language="pl" number:country="PL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pl" number:country="PL">
      <number:text> </number:text>
      <number:number number:decimal-places="2" number:min-integer-digits="1" number:grouping="true"/>
      <number:text> zł </number:text>
    </number:number-style>
    <number:number-style style:name="N8123P1" style:volatile="true" number:language="pl" number:country="PL">
      <number:text>-</number:text>
      <number:number number:decimal-places="2" number:min-integer-digits="1" number:grouping="true"/>
      <number:text> zł </number:text>
    </number:number-style>
    <number:number-style style:name="N8123P2" style:volatile="true" number:language="pl" number:country="PL">
      <number:text> -</number:text>
      <number:number number:decimal-places="0" number:min-integer-digits="0"/>
      <number:text> zł </number:text>
    </number:number-style>
    <number:text-style style:name="N8123" number:language="pl" number:country="PL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time-style style:name="N8124" number:language="pl" number:country="PL">
      <number:minutes number:style="long"/>
      <number:text>:</number:text>
      <number:seconds number:style="long"/>
    </number:time-style>
    <number:time-style style:name="N8125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6" number:language="pl" number:country="PL">
      <number:minutes number:style="long"/>
      <number:text>:</number:text>
      <number:seconds number:style="long" number:decimal-places="1"/>
    </number:time-style>
    <number:number-style style:name="N8127" number:language="pl" number:country="PL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cm" fo:margin-bottom="0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1.905cm" fo:margin-left="0cm" fo:margin-right="0cm" fo:margin-bottom="1.552cm"/>
      </style:header-style>
      <style:footer-style>
        <style:header-footer-properties fo:min-height="1.905cm" fo:margin-left="0cm" fo:margin-right="0cm" fo:margin-top="1.552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3-21">21.03.2025</text:date>, <text:time>12:30:5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PageStyle_5f_SHOEI_20_helmet_20_stock" style:display-name="PageStyle_SHOEI helmet stock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tro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3-21T12:30:50.48</dc:date>
    <meta:document-statistic meta:table-count="1" meta:cell-count="7473" meta:object-count="0"/>
    <meta:generator>OpenOffice/4.1.15$Win32 OpenOffice.org_project/4115m2$Build-9813</meta:generator>
  </office:meta>
</office:document-meta>
</file>